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11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1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/00/00</text:date>, <text:time style:data-style-name="N2" text:time-value="13:11:28.564999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29T13:12:43.338850250</dc:date>
    <meta:editing-duration>PT14H1M32S</meta:editing-duration>
    <meta:editing-cycles>240</meta:editing-cycles>
    <meta:generator>LibreOffice/5.1.4.2$Linux_X86_64 LibreOffice_project/10m0$Build-2</meta:generator>
    <meta:document-statistic meta:table-count="3" meta:cell-count="730" meta:object-count="0"/>
  </office:meta>
</office:document-meta>
</file>